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2c94e5"/>
    </style:style>
    <style:style style:name="T13" style:family="text">
      <style:text-properties officeooo:rsid="003f19df"/>
    </style:style>
    <style:style style:name="T14" style:family="text">
      <style:text-properties officeooo:rsid="003d0288"/>
    </style:style>
    <style:style style:name="T15" style:family="text">
      <style:text-properties officeooo:rsid="003dd111"/>
    </style:style>
    <style:style style:name="T16" style:family="text">
      <style:text-properties officeooo:rsid="0043ec01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6">PW - Département de l'Aménagement du territoire et de l'Urbanisme</text:span> - Direction de <text:span text:style-name="T10">VILLE</text:span></text:p><text:p text:style-name="P2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13">d'affichage de l'enquête publique</text:span></text:p>
      <text:p text:style-name="P6">de permis <text:span text:style-name="T16">unique</text:span></text:p>
      <text:p text:style-name="P4"/>
      <text:p text:style-name="P13"/>
      <text:p text:style-name="P14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<text:span text:style-name="T5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2">Monsieur le Fonctionnaire délégué</text:span>,</text:p>
      <text:p text:style-name="P7"/>
      <text:p text:style-name="P10">Conformément au <text:span text:style-name="T15">prescrit du Code de l'environnement et à votre courrier </text:span><text:span text:style-name="T15"><text:text-input text:description="">licence_view.format_date(self.getLastAcknowledgment().getEventDate())</text:text-input></text:span>, nous vous prions de trouver, sous ce pli, <text:span text:style-name="T8">un</text:span> exemplaire <text:span text:style-name="T14">de l'annexe 26, affichage de l'enquête publique,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7">do text</text:span></text:p><text:p text:style-name="P18"><text:span text:style-name="T17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56:27.109981165</dc:date>
    <dc:language>fr-FR</dc:language>
    <meta:editing-cycles>125</meta:editing-cycles>
    <meta:editing-duration>P1DT10H20M16S</meta:editing-duration>
    <dc:creator>bleybaert</dc:creator>
    <meta:document-statistic meta:table-count="0" meta:image-count="0" meta:object-count="0" meta:page-count="1" meta:paragraph-count="17" meta:word-count="140" meta:character-count="1108" meta:non-whitespace-character-count="1007"/>
    <meta:user-defined meta:name="Info 1"/>
    <meta:user-defined meta:name="Info 2"/>
    <meta:user-defined meta:name="Info 3"/>
    <meta:user-defined meta:name="Info 4"/>
  </office:meta>
</office:document-meta>
</file>